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0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0" table:default-cell-style-name="ce1"/>
        <table:table-column table:style-name="co1" table:default-cell-style-name="ce2"/>
        <table:table-column table:style-name="co1" table:number-columns-repeated="16373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float" office:value="68" table:formula="of:=[.A2]+[.A3]" table:style-name="ce1">
            <text:p>68</text:p>
          </table:table-cell>
          <table:table-cell office:value-type="float" office:value="69" table:formula="of:=[.B2]+[.B3]" table:style-name="ce1">
            <text:p>69</text:p>
          </table:table-cell>
          <table:table-cell office:value-type="float" office:value="70" table:formula="of:=[.C2]+[.C3]" table:style-name="ce1">
            <text:p>70</text:p>
          </table:table-cell>
          <table:table-cell office:value-type="float" office:value="71" table:formula="of:=[.D2]+[.D3]" table:style-name="ce1">
            <text:p>71</text:p>
          </table:table-cell>
          <table:table-cell office:value-type="float" office:value="72" table:formula="of:=[.E2]+[.E3]" table:style-name="ce1">
            <text:p>72</text:p>
          </table:table-cell>
          <table:table-cell table:style-name="ce1"/>
          <table:table-cell office:value-type="float" office:value="91" table:formula="of:=[.G2]+[.G3]" table:style-name="ce1">
            <text:p>91</text:p>
          </table:table-cell>
          <table:table-cell office:value-type="float" office:value="92" table:formula="of:=[.H2]+[.H3]" table:style-name="ce1">
            <text:p>92</text:p>
          </table:table-cell>
          <table:table-cell office:value-type="float" office:value="93" table:formula="of:=[.I2]+[.I3]" table:style-name="ce1">
            <text:p>93</text:p>
          </table:table-cell>
          <table:table-cell table:style-name="ce1"/>
          <table:table-cell office:value-type="string" table:style-name="ce2">
            <text:p>litera+3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65" table:formula="of:=[.G4]-90+64" table:style-name="ce1">
            <text:p>65</text:p>
          </table:table-cell>
          <table:table-cell office:value-type="float" office:value="66" table:formula="of:=[.H4]-90+64" table:style-name="ce1">
            <text:p>66</text:p>
          </table:table-cell>
          <table:table-cell office:value-type="float" office:value="67" table:formula="of:=[.I4]-90+64" table:style-name="ce1">
            <text:p>67</text:p>
          </table:table-cell>
          <table:table-cell table:style-name="ce1"/>
          <table:table-cell office:value-type="string" table:style-name="ce2">
            <text:p>-90+64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Arkusz2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LQWHUSUH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ZHVHO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VHUZ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VNDCB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NRQDO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NRPSHQV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VWDQWBQRSROLWDQHFC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VCB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G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SLOQ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GHMP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NWBZDFM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HIR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LRV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GBVSRQ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URZDGC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RZROQL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FHQW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UHQ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VWD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PRQVW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SUHCHQ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L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PHQ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DSUBV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ILQL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QLW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DFKRG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QWHUZHQL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CERJDF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URVCNRZB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PSXWH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JORPH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DJLVWHULX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NR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DMHPQLF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PRQ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DJLVWH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KRLQ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WXGL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JUDG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Q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VXO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URVC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WDEOLF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PDWR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ILJX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DS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FKBO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VSRPDJ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WUDK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OWBSOL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U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URZDG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XEH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DSXJ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PDZL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DWHPDWB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GBQH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RNVBUBERQHXNORLQRZ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BCB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QZHQWDUBC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WDU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SLVB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UH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DU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IOHN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PLQLVWUDFM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PROR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WZLHUG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SDWUB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DQGBG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LDW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LVC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PRNUDWBC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RWBN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DOLJUDI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RG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WRURZ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JRW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CB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QVWUX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DQ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I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FKO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SUDZGCH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VSRPLQ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RUE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LUP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VWURQRP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VSLHU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GBN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VSHN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E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ZDUVWZL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QZRNDFM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QZHVWRZ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CVCHUCDQ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VWRWHOHV</text:p>
          </table:table-cell>
          <table:table-cell table:number-columns-repeated="16383"/>
        </table:table-row>
        <table:table-row table:number-rows-repeated="1048476" table:style-name="ro1">
          <table:table-cell table:number-columns-repeated="16384"/>
        </table:table-row>
      </table:table>
      <table:table table:name="Wykres1">
        <table:shapes>
          <draw:frame draw:z-index="1" draw:id="id0" draw:style-name="a0" draw:name="Wykres 1" svg:x="0in" svg:y="0in" svg:width="10.17628in" svg:height="6.637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rkusz3" table:style-name="ta2">
        <table:table-column table:style-name="co1" table:number-columns-repeated="16384" table:default-cell-style-name="ce1"/>
        <table:table-row table:style-name="ro1">
          <table:table-cell office:value-type="float" office:value="65" table:style-name="ce1">
            <text:p>65</text:p>
          </table:table-cell>
          <table:table-cell table:number-columns-repeated="16383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25" table:formula="of:=90-6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table:number-columns-repeated="16383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16383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Dominik Winiarek</meta:initial-creator>
    <dc:creator>Dominik Winiarek</dc:creator>
    <meta:creation-date>2020-03-06T09:30:12Z</meta:creation-date>
    <dc:date>2020-03-10T16:14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7.8846456692913pt" svg:width="732.692283464567pt" chart:style-name="Crt0">
        <chart:title chart:style-name="CT00">
          <text:p text:style-name="a0" text:class-names="" text:cond-style-name="">Tytuł wykresu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3.$A$1:.$A$26" chart:class="chart:bar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